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Finder.loadClassName( String url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extFinder.loadClassNameFromProperties( String url ,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textFinder.loadSpi( String className ,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xtFinder.find( String contextPath , ClassLoader classLoader , Map properti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textFinder.find( Class [ ] classes , Map properti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